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Verdana, Arial, Helvetica, sans-serif"/>
    <style:font-face style:name="arial" svg:font-family="arial, sans-serif"/>
    <style:font-face style:name="courier new" svg:font-family="'courier new'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paragraph-rsid="000daea1"/>
    </style:style>
    <style:style style:name="P6" style:family="paragraph" style:parent-style-name="Text_20_body">
      <style:text-properties officeooo:rsid="000f213b" officeooo:paragraph-rsid="000f213b"/>
    </style:style>
    <style:style style:name="P7" style:family="paragraph" style:parent-style-name="Preformatted_20_Text">
      <style:text-properties officeooo:paragraph-rsid="000daea1"/>
    </style:style>
    <style:style style:name="P8" style:family="paragraph" style:parent-style-name="Preformatted_20_Text">
      <style:text-properties officeooo:paragraph-rsid="000faa8e"/>
    </style:style>
    <style:style style:name="P9" style:family="paragraph" style:parent-style-name="Preformatted_20_Text">
      <style:text-properties officeooo:paragraph-rsid="00103a2b"/>
    </style:style>
    <style:style style:name="P10" style:family="paragraph" style:parent-style-name="Preformatted_20_Text">
      <style:text-properties officeooo:paragraph-rsid="00112048"/>
    </style:style>
    <style:style style:name="P11" style:family="paragraph" style:parent-style-name="Heading_20_2" style:list-style-name="L1"/>
    <style:style style:name="P12" style:family="paragraph">
      <style:paragraph-properties fo:text-align="center"/>
    </style:style>
    <style:style style:name="T1" style:family="text">
      <style:text-properties style:font-name="courier new"/>
    </style:style>
    <style:style style:name="T2" style:family="text">
      <style:text-properties fo:color="#0000ff"/>
    </style:style>
    <style:style style:name="T3" style:family="text">
      <style:text-properties fo:color="#0000ff" style:font-name="courier new"/>
    </style:style>
    <style:style style:name="T4" style:family="text">
      <style:text-properties fo:color="#0000ff" style:font-name="courier new" fo:font-size="12pt"/>
    </style:style>
    <style:style style:name="T5" style:family="text">
      <style:text-properties fo:color="#0000ff" style:font-name="courier new" officeooo:rsid="000daea1"/>
    </style:style>
    <style:style style:name="T6" style:family="text">
      <style:text-properties fo:color="#0000ff" style:font-name="courier new" officeooo:rsid="000f048d"/>
    </style:style>
    <style:style style:name="T7" style:family="text">
      <style:text-properties fo:color="#0000ff" officeooo:rsid="000daea1"/>
    </style:style>
    <style:style style:name="T8" style:family="text">
      <style:text-properties fo:color="#0000ff" officeooo:rsid="000f048d"/>
    </style:style>
    <style:style style:name="T9" style:family="text">
      <style:text-properties fo:color="#0000ff" officeooo:rsid="000f213b"/>
    </style:style>
    <style:style style:name="T10" style:family="text">
      <style:text-properties fo:color="#0000ff" officeooo:rsid="000faa8e"/>
    </style:style>
    <style:style style:name="T11" style:family="text">
      <style:text-properties fo:color="#0000ff" officeooo:rsid="00103a2b"/>
    </style:style>
    <style:style style:name="T12" style:family="text">
      <style:text-properties fo:color="#0000ff" officeooo:rsid="00112048"/>
    </style:style>
    <style:style style:name="T13" style:family="text">
      <style:text-properties fo:color="#333333" style:font-name="Open Sans"/>
    </style:style>
    <style:style style:name="T14" style:family="text">
      <style:text-properties fo:color="#333333" style:font-name="courier new"/>
    </style:style>
    <style:style style:name="T15" style:family="text">
      <style:text-properties style:font-name="Open Sans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9531107276775893" text:style-name="L1">
        <text:list-item>
          <text:p text:style-name="P1"><text:span text:style-name="Strong_20_Emphasis"><text:span text:style-name="T3"/></text:span></text:p>
          <text:list>
            <text:list-item>
              <text:h text:style-name="P11" text:outline-level="2"><text:span text:style-name="Strong_20_Emphasis"><text:span text:style-name="T3">Installing Minikube on Linux</text:span></text:span></text:h>
            </text:list-item>
          </text:list>
        </text:list-item>
      </text:list>
      <text:p text:style-name="Text_20_body">Next, we will learn how to install minikube on Linux (Ubuntu 16.04):</text:p>
      <text:list xml:id="list3263315155527612106" text:style-name="L4">
        <text:list-item>
          <text:list>
            <text:list-item>
              <text:p text:style-name="P4"><text:span text:style-name="Strong_20_Emphasis">Install the hypervisor (VirtualBox), if you haven't done so already</text:span><text:line-break/><text:line-break/><text:span text:style-name="Strong_20_Emphasis"><text:span text:style-name="T3">$ sudo apt-get install virtualbox</text:span></text:span></text:p>
            </text:list-item>
            <text:list-item>
              <text:p text:style-name="P4"><text:span text:style-name="Strong_20_Emphasis">Install minikube</text:span><text:line-break/>We can download the latest release from the <text:a xlink:type="simple" xlink:href="https://github.com/kubernetes/minikube/releases" office:target-frame-name="_blank" xlink:show="new" text:style-name="Internet_20_link" text:visited-style-name="Visited_20_Internet_20_Link">minikube release page</text:a>. Once downloaded, we need to make it executable and copy it in the <text:span text:style-name="Strong_20_Emphasis"><text:span text:style-name="T1">PATH</text:span></text:span>:<text:line-break/><text:line-break/><text:span text:style-name="Strong_20_Emphasis"><text:span text:style-name="T3">$ </text:span></text:span><text:span text:style-name="Strong_20_Emphasis"><text:span text:style-name="T4">curl -Lo minikube</text:span></text:span><text:span text:style-name="Strong_20_Emphasis"><text:span text:style-name="T2"> </text:span></text:span><text:a xlink:type="simple" xlink:href="https://storage.googleapis.com/minikube/releases/v0.20.0/minikube-linux-amd64" text:style-name="Internet_20_link" text:visited-style-name="Visited_20_Internet_20_Link"><text:span text:style-name="Strong_20_Emphasis"><text:span text:style-name="T4">https://storage.googleapis.com/minikube/releases/v0.20.0/minikube-linux-amd64</text:span></text:span></text:a><text:span text:style-name="Strong_20_Emphasis"><text:span text:style-name="T3"> </text:span></text:span><text:span text:style-name="Strong_20_Emphasis"><text:span text:style-name="T4">&amp;&amp; chmod +x minikube &amp;&amp; sudo mv minikube /usr/local/bin/</text:span></text:span></text:p>
            </text:list-item>
            <text:list-item>
              <text:p text:style-name="P4"><text:span text:style-name="Strong_20_Emphasis">Start minikube</text:span><text:line-break/>We can start minikube with the <text:span text:style-name="Strong_20_Emphasis"><text:span text:style-name="T1">minikube start</text:span></text:span> command:<text:line-break/><text:line-break/><text:span text:style-name="Strong_20_Emphasis"><text:span text:style-name="T3">$ minikube start</text:span></text:span><text:line-break/><text:span text:style-name="Strong_20_Emphasis"><text:span text:style-name="T4">Starting local Kubernetes v1.6.4 cluster...<text:line-break/>Starting VM...<text:line-break/>Moving files into cluster...</text:span></text:span><text:line-break/><text:span text:style-name="Strong_20_Emphasis"><text:span text:style-name="T4">Setting up certs...</text:span></text:span><text:line-break/><text:span text:style-name="Strong_20_Emphasis"><text:span text:style-name="T4">Starting cluster components...</text:span></text:span><text:line-break/><text:span text:style-name="Strong_20_Emphasis"><text:span text:style-name="T4">Connecting to cluster...</text:span></text:span><text:line-break/><text:span text:style-name="Strong_20_Emphasis"><text:span text:style-name="T4">Setting up kubeconfig...</text:span></text:span><text:line-break/><text:span text:style-name="Strong_20_Emphasis"><text:span text:style-name="T4">Kubectl is now configured to use the cluster.</text:span></text:span></text:p>
            </text:list-item>
            <text:list-item>
              <text:p text:style-name="P4"><text:span text:style-name="Strong_20_Emphasis">Check the status</text:span><text:line-break/>With the <text:span text:style-name="Strong_20_Emphasis"><text:span text:style-name="T1">minikube status</text:span></text:span> command, we can see the status of minikube:<text:line-break/><text:line-break/><text:span text:style-name="Strong_20_Emphasis"><text:span text:style-name="T3">$ minikube status<text:line-break/></text:span></text:span><text:span text:style-name="Strong_20_Emphasis"><text:span text:style-name="T4">minikube: Running</text:span></text:span><text:line-break/><text:span text:style-name="Strong_20_Emphasis"><text:span text:style-name="T4">localkube: Running</text:span></text:span><text:line-break/><text:span text:style-name="Strong_20_Emphasis"><text:span text:style-name="T4">kubectl: Correctly Configured: pointing to minikube-vm at 192.168.99.100</text:span></text:span></text:p>
            </text:list-item>
            <text:list-item>
              <text:p text:style-name="P4"><text:span text:style-name="Strong_20_Emphasis">Stop minikube</text:span><text:line-break/>With the <text:span text:style-name="Strong_20_Emphasis"><text:span text:style-name="T1">minikube stop</text:span></text:span> command, we can stop minikube:<text:line-break/><text:soft-page-break/><text:line-break/><text:span text:style-name="Strong_20_Emphasis"><text:span text:style-name="T3">$ minikube stop</text:span></text:span><text:line-break/><text:span text:style-name="Strong_20_Emphasis"><text:span text:style-name="T4">Stopping local Kubernetes cluster...</text:span></text:span><text:line-break/><text:span text:style-name="Strong_20_Emphasis"><text:span text:style-name="T4">Machine stopped.</text:span></text:span> </text:p>
            </text:list-item>
          </text:list>
        </text:list-item>
      </text:list>
      <text:list xml:id="list160841695570355" text:continue-list="list4149531107276775893" text:style-name="L1">
        <text:list-item>
          <text:p text:style-name="P1"><text:span text:style-name="Strong_20_Emphasis"><text:span text:style-name="T3"/></text:span></text:p>
        </text:list-item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P5"><text:span text:style-name="Strong_20_Emphasis"><text:span text:style-name="T5">Installing kubectl</text:span></text:span></text:p>
      <text:p text:style-name="P5"><text:span text:style-name="Strong_20_Emphasis"><text:span text:style-name="T5"/></text:span></text:p>
      <text:list xml:id="list160839921304976" text:continue-numbering="true" text:style-name="L1">
        <text:list-item>
          <text:p text:style-name="P1"><text:span text:style-name="Strong_20_Emphasis"><text:span text:style-name="T3">$ curl -LO https://storage.googleapis.com/kubernetes-release/release/$(curl -s https://storage.googleapis.com/kubernetes-release/release/stable.txt)/bin/linux/amd64/kubectl</text:span></text:span></text:p>
        </text:list-item>
      </text:list>
      <text:list xml:id="list1736307016835721889" text:style-name="L2">
        <text:list-item>
          <text:p text:style-name="P2"><text:span text:style-name="T13">Make the </text:span><text:span text:style-name="Strong_20_Emphasis"><text:span text:style-name="T13">kubectl</text:span></text:span><text:span text:style-name="T13"> binary executable<text:line-break/><text:line-break/></text:span><text:span text:style-name="Strong_20_Emphasis"><text:span text:style-name="T3">$ chmod +x ./kubectl</text:span></text:span></text:p>
        </text:list-item>
      </text:list>
      <text:list xml:id="list2605005585240899751" text:style-name="L3">
        <text:list-item>
          <text:p text:style-name="P3"><text:span text:style-name="T13">Move the </text:span><text:span text:style-name="Strong_20_Emphasis"><text:span text:style-name="T13">kubectl</text:span></text:span><text:span text:style-name="T13"> binary to the </text:span><text:span text:style-name="Strong_20_Emphasis"><text:span text:style-name="T14">PATH</text:span></text:span><text:span text:style-name="T13"><text:line-break/><text:line-break/></text:span><text:span text:style-name="Strong_20_Emphasis"><text:span text:style-name="T3">$ sudo mv ./kubectl /usr/local/bin/kubectl</text:span></text:span></text:p>
        </text:list-item>
      </text:list>
      <text:p text:style-name="Text_20_body"><text:span text:style-name="Strong_20_Emphasis"><text:span text:style-name="T3"/></text:span></text:p>
      <text:h text:style-name="Heading_20_2" text:outline-level="2"><text:span text:style-name="Strong_20_Emphasis"><text:span text:style-name="T3">kubectl Configuration File</text:span></text:span></text:h>
      <text:p text:style-name="Text_20_body">To connect to the Kubernetes cluster, <text:span text:style-name="Strong_20_Emphasis">kubectl</text:span> needs the Master Node endpoint and the credentials to connect to it. While starting minikube, the startup process creates, by default, a configuration file, <text:span text:style-name="Strong_20_Emphasis"><text:span text:style-name="T1">config</text:span></text:span>, inside the<text:span text:style-name="Strong_20_Emphasis"><text:span text:style-name="T1">.kube</text:span></text:span> <text:span text:style-name="T15">directory, which resides in user's </text:span><text:span text:style-name="Strong_20_Emphasis"><text:span text:style-name="T1">home</text:span></text:span><text:span text:style-name="T15"> directory.  That configuration file has all the connection details. </text:span>By default, the <text:span text:style-name="Strong_20_Emphasis">kubectl</text:span> binary accesses this file to find the Master Node's connection endpoint, along with the credentials. To look at the connection details, we can either see the content of the <text:span text:style-name="Strong_20_Emphasis"><text:span text:style-name="T1">~/.kube/config(Linux)</text:span></text:span> file, or run the following command:</text:p>
      <text:p text:style-name="Text_20_body"><text:span text:style-name="Strong_20_Emphasis"><text:span text:style-name="T3">$ kubectl config view</text:span></text:span><text:line-break/><text:span text:style-name="Strong_20_Emphasis"><text:span text:style-name="T3">apiVersion: v1</text:span></text:span><text:line-break/><text:span text:style-name="Strong_20_Emphasis"><text:span text:style-name="T3">clusters:</text:span></text:span><text:line-break/><text:span text:style-name="Strong_20_Emphasis"><text:span text:style-name="T3">- cluster:</text:span></text:span><text:line-break/><text:span text:style-name="Strong_20_Emphasis"><text:span text:style-name="T2">    </text:span></text:span><text:span text:style-name="Strong_20_Emphasis"><text:span text:style-name="T3">certificate-authority: /Users/nkhare/.minikube/ca.crt</text:span></text:span><text:line-break/><text:span text:style-name="Strong_20_Emphasis"><text:span text:style-name="T2">    </text:span></text:span><text:span text:style-name="Strong_20_Emphasis"><text:span text:style-name="T3">server: https://192.168.99.100:8443</text:span></text:span><text:line-break/><text:soft-page-break/><text:span text:style-name="Strong_20_Emphasis"><text:span text:style-name="T2">  </text:span></text:span><text:span text:style-name="Strong_20_Emphasis"><text:span text:style-name="T3">name: minikube</text:span></text:span><text:line-break/><text:span text:style-name="Strong_20_Emphasis"><text:span text:style-name="T3">contexts:</text:span></text:span><text:line-break/><text:span text:style-name="Strong_20_Emphasis"><text:span text:style-name="T3">- context:</text:span></text:span><text:line-break/><text:span text:style-name="Strong_20_Emphasis"><text:span text:style-name="T2">    </text:span></text:span><text:span text:style-name="Strong_20_Emphasis"><text:span text:style-name="T3">cluster: minikube</text:span></text:span><text:line-break/><text:span text:style-name="Strong_20_Emphasis"><text:span text:style-name="T2">    </text:span></text:span><text:span text:style-name="Strong_20_Emphasis"><text:span text:style-name="T3">user: minikube</text:span></text:span><text:line-break/><text:span text:style-name="Strong_20_Emphasis"><text:span text:style-name="T2">  </text:span></text:span><text:span text:style-name="Strong_20_Emphasis"><text:span text:style-name="T3">name: minikube</text:span></text:span><text:line-break/><text:span text:style-name="Strong_20_Emphasis"><text:span text:style-name="T3">current-context: minikube</text:span></text:span><text:line-break/><text:span text:style-name="Strong_20_Emphasis"><text:span text:style-name="T3">kind: Config</text:span></text:span><text:line-break/><text:span text:style-name="Strong_20_Emphasis"><text:span text:style-name="T3">preferences: {}</text:span></text:span><text:line-break/><text:span text:style-name="Strong_20_Emphasis"><text:span text:style-name="T3">users:</text:span></text:span><text:line-break/><text:span text:style-name="Strong_20_Emphasis"><text:span text:style-name="T3">- name: minikube</text:span></text:span><text:line-break/><text:span text:style-name="Strong_20_Emphasis"><text:span text:style-name="T2">  </text:span></text:span><text:span text:style-name="Strong_20_Emphasis"><text:span text:style-name="T3">user:</text:span></text:span><text:line-break/><text:span text:style-name="Strong_20_Emphasis"><text:span text:style-name="T2">    </text:span></text:span><text:span text:style-name="Strong_20_Emphasis"><text:span text:style-name="T3">client-certificate: /Users/nkhare/.minikube/apiserver.crt</text:span></text:span><text:line-break/><text:span text:style-name="Strong_20_Emphasis"><text:span text:style-name="T2">    </text:span></text:span><text:span text:style-name="Strong_20_Emphasis"><text:span text:style-name="T3">client-key: /Users/nkhare/.minikube/apiserver.key</text:span></text:span></text:p>
      <text:p text:style-name="Text_20_body">Once <text:span text:style-name="Strong_20_Emphasis">kubectl</text:span> is installed, we can get information about the minikube cluster with the <text:span text:style-name="Strong_20_Emphasis"><text:span text:style-name="T1">kubectl cluster-info</text:span></text:span> command: </text:p>
      <text:p text:style-name="Text_20_body"><text:span text:style-name="Strong_20_Emphasis"><text:span text:style-name="T3">$ kubectl cluster-info</text:span></text:span><text:line-break/><text:span text:style-name="Strong_20_Emphasis"><text:span text:style-name="T3">Kubernetes master is running at https://192.168.99.100:8443</text:span></text:span><text:line-break/><text:line-break/><text:span text:style-name="Strong_20_Emphasis"><text:span text:style-name="T3">To further debug and diagnose cluster problems, use 'kubectl cluster-info dump'.</text:span></text:span></text:p>
      <text:p text:style-name="Text_20_body">You can find more details about the <text:span text:style-name="Strong_20_Emphasis">kubectl</text:span> command line options <text:a xlink:type="simple" xlink:href="https://kubernetes.io/docs/user-guide/kubectl-overview/" office:target-frame-name="_blank" xlink:show="new" text:style-name="Internet_20_link" text:visited-style-name="Visited_20_Internet_20_Link">here</text:a>.</text:p>
      <text:p text:style-name="P5"><draw:line text:anchor-type="paragraph" draw:z-index="0" draw:name="Shape1" draw:style-name="gr1" draw:text-style-name="P12" svg:x1="5.4728in" svg:y1="0.2402in" svg:x2="5.5039in" svg:y2="0.2091in"><text:p/></draw:line><text:a xlink:type="simple" xlink:href="https://kubernetes.io/docs/reference/kubectl/overview/" text:style-name="Internet_20_link" text:visited-style-name="Visited_20_Internet_20_Link"><text:span text:style-name="Strong_20_Emphasis"><text:span text:style-name="T5">https://kubernetes.io/docs/reference/kubectl/overview/</text:span></text:span></text:a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Source_20_Text"><text:span text:style-name="T7">kubectl expose deployment </text:span></text:span></text:span><text:span text:style-name="Source_20_Text"><text:span text:style-name="T8">http</text:span></text:span><text:span text:style-name="Strong_20_Emphasis"><text:span text:style-name="Source_20_Text"><text:span text:style-name="T7"> --external-ip="172.17.0.18" --port=80</text:span></text:span></text:span><text:span text:style-name="Strong_20_Emphasis"><text:span text:style-name="Source_20_Text"><text:span text:style-name="T8">00</text:span></text:span></text:span><text:span text:style-name="Strong_20_Emphasis"><text:span text:style-name="Source_20_Text"><text:span text:style-name="T7"> --target-port=80</text:span></text:span></text:span><text:span text:style-name="Strong_20_Emphasis"><text:span text:style-name="T6">80</text:span></text:span></text:p>
      <text:p text:style-name="P5"><draw:line text:anchor-type="paragraph" draw:z-index="1" draw:name="Shape2" draw:style-name="gr1" draw:text-style-name="P12" svg:x1="5.8169in" svg:y1="0.3945in" svg:x2="5.7543in" svg:y2="0.3528in"><text:p/></draw:line></text:p>
      <text:p text:style-name="P5"/>
      <text:p text:style-name="P6">install docker on AWS</text:p>
      <text:p text:style-name="P6">https://www.ybrikman.com/writing/2015/11/11/running-docker-aws-ground-up/#deploying-docker-containers-manually</text:p>
      <text:p text:style-name="P7"><text:span text:style-name="Strong_20_Emphasis"><text:span text:style-name="Source_20_Text"><text:span text:style-name="T7">ssh -i </text:span></text:span></text:span><text:span text:style-name="Strong_20_Emphasis"><text:span text:style-name="Source_20_Text"><text:span text:style-name="T9">rooney</text:span></text:span></text:span><text:span text:style-name="Strong_20_Emphasis"><text:span text:style-name="Source_20_Text"><text:span text:style-name="T7">.pem ec2-user@</text:span></text:span></text:span><text:span text:style-name="Strong_20_Emphasis"><text:span text:style-name="Source_20_Text"><text:span text:style-name="T9">$rooney</text:span>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8"><text:soft-page-break/><text:span text:style-name="Source_20_Text"><text:span text:style-name="T10">jenkins</text:span></text:span></text:p>
      <text:p text:style-name="P8"><text:span text:style-name="Source_20_Text"><text:span text:style-name="T10">admin</text:span></text:span></text:p>
      <text:p text:style-name="P8"><text:span text:style-name="Source_20_Text"><text:span text:style-name="T10">25a11aef8e04464484e6f0f1e9d7170b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><text:s/>/var/jenkins_home/secrets/initialAdminPassword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>docker run -p 8080:8080 -p 50000:50000 jenkins</text:span></text:span></text:p>
      <text:p text:style-name="P8"><text:span text:style-name="Source_20_Text"><text:span text:style-name="T10"/></text:span></text:p>
      <text:p text:style-name="P9"><text:span text:style-name="Source_20_Text"><text:span text:style-name="T11">to save a copy of running container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running container id … <text:s text:c="8"/>new tag : version</text:span></text:span></text:p>
      <text:p text:style-name="P9"><text:span text:style-name="Source_20_Text"><text:span text:style-name="T11">docker commit -p de5f041350c0 jk:1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you can then use jk:1 in docker run</text:span></text:span></text:p>
      <text:p text:style-name="P10"><text:span text:style-name="Source_20_Text"><text:span text:style-name="T12">like so</text:span></text:span></text:p>
      <text:p text:style-name="P10"><text:span text:style-name="Source_20_Text"><text:span text:style-name="T10">docker run -p 8080:8080 -p 50000:50000 j</text:span></text:span><text:span text:style-name="Source_20_Text"><text:span text:style-name="T12">k:2</text:span></text:span></text:p>
      <text:p text:style-name="P10"><text:span text:style-name="Source_20_Text"><text:span text:style-name="T12"/></text:span></text:p>
      <text:p text:style-name="P10"><text:span text:style-name="Source_20_Text"><text:span text:style-name="T12"/></text:span></text:p>
      <text:p text:style-name="P9"><text:span text:style-name="Source_20_Text"><text:span text:style-name="T11"/></text:span></text:p>
      <text:p text:style-name="P5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Verdana, Arial, Helvetica, sans-serif"/>
    <style:font-face style:name="arial" svg:font-family="arial, sans-serif"/>
    <style:font-face style:name="courier new" svg:font-family="'courier new'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25:33.272095389</meta:creation-date>
    <dc:date>2018-01-11T16:08:26.894903100</dc:date>
    <meta:editing-duration>PT3M18S</meta:editing-duration>
    <meta:editing-cycles>1</meta:editing-cycles>
    <meta:document-statistic meta:table-count="0" meta:image-count="0" meta:object-count="0" meta:page-count="4" meta:paragraph-count="35" meta:word-count="455" meta:character-count="3587" meta:non-whitespace-character-count="3129"/>
    <meta:generator>LibreOffice/5.1.6.2$Linux_X86_64 LibreOffice_project/10m0$Build-2</meta:generator>
  </office:meta>
</office:document-meta>
</file>